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fo:color="#000000" style:font-name="Verdana" fo:font-size="7.5pt" fo:language="en" fo:country="GB" style:font-size-asian="7.5pt" style:font-size-complex="7.5pt"/>
    </style:style>
    <style:style style:name="P3" style:family="paragraph" style:parent-style-name="Standard">
      <style:text-properties fo:color="#000000" style:font-name="Verdana" fo:font-size="7.5pt" style:font-size-asian="7.5pt" style:font-size-complex="7.5pt"/>
    </style:style>
    <style:style style:name="P4" style:family="paragraph" style:parent-style-name="Standard">
      <style:text-properties fo:color="#424242" style:font-name="Verdana" fo:font-size="8.5pt" style:font-size-asian="8.5pt" style:font-size-complex="8.5pt"/>
    </style:style>
    <style:style style:name="P5" style:family="paragraph" style:parent-style-name="Standard">
      <style:text-properties fo:color="#424242" style:font-name="Verdana" fo:font-size="8.5pt" fo:language="en" fo:country="GB" style:font-size-asian="8.5pt" style:font-size-complex="8.5pt"/>
    </style:style>
    <style:style style:name="P6" style:family="paragraph" style:parent-style-name="Standard">
      <style:text-properties fo:color="#ff6600" style:font-name="Verdana" fo:font-size="7.5pt" style:font-size-asian="7.5pt" style:font-size-complex="7.5pt"/>
    </style:style>
    <style:style style:name="P7" style:family="paragraph" style:parent-style-name="Standard">
      <style:text-properties fo:color="#ff6600" style:font-name="Verdana" fo:font-size="7.5pt" fo:language="en" fo:country="GB" style:font-size-asian="7.5pt" style:font-size-complex="7.5pt"/>
    </style:style>
    <style:style style:name="P8" style:family="paragraph" style:parent-style-name="Heading_20_1" style:master-page-name="Standard">
      <style:paragraph-properties style:page-number="auto"/>
      <style:text-properties fo:language="en" fo:country="GB"/>
    </style:style>
    <style:style style:name="T1" style:family="text">
      <style:text-properties fo:language="en" fo:country="GB"/>
    </style:style>
    <style:style style:name="T2" style:family="text">
      <style:text-properties style:font-name="Verdana" fo:font-size="7.5pt" style:font-size-asian="7.5pt" style:font-size-complex="7.5pt"/>
    </style:style>
    <style:style style:name="T3" style:family="text">
      <style:text-properties style:font-name="Verdana" fo:font-size="7.5pt" fo:language="en" fo:country="GB" style:font-size-asian="7.5pt" style:font-size-complex="7.5pt"/>
    </style:style>
    <style:style style:name="T4" style:family="text">
      <style:text-properties fo:color="#000000"/>
    </style:style>
    <style:style style:name="T5" style:family="text">
      <style:text-properties fo:color="#000000" style:font-name="Verdana" fo:font-size="7.5pt" fo:language="en" fo:country="GB" style:font-size-asian="7.5pt" style:font-size-complex="7.5pt"/>
    </style:style>
    <style:style style:name="T6" style:family="text">
      <style:text-properties fo:color="#000000" style:font-name="Verdana" fo:font-size="7.5pt" style:font-size-asian="7.5pt" style:font-size-complex="7.5pt"/>
    </style:style>
    <style:style style:name="T7" style:family="text">
      <style:text-properties fo:color="#ff6600" style:font-name="Verdana" fo:font-size="7.5pt" style:font-size-asian="7.5pt" style:font-size-complex="7.5pt"/>
    </style:style>
    <style:style style:name="T8" style:family="text">
      <style:text-properties fo:color="#ff6600" style:font-name="Verdana" fo:font-size="7.5pt" fo:language="en" fo:country="GB" style:font-size-asian="7.5pt" style:font-size-complex="7.5pt"/>
    </style:style>
    <style:style style:name="T9" style:family="text">
      <style:text-properties fo:color="#424242" style:font-name="Verdana" fo:font-size="8.5pt" fo:language="en" fo:country="GB" style:font-size-asian="8.5pt" style:font-size-complex="8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Personal Rexx (quercus) or what ?</text:h>
      <text:p text:style-name="P1"/>
      <text:p text:style-name="Standard"><text:a xlink:type="simple" xlink:href="http://www.mombu.com/programming/programming/t-personal-rexx-quercus-or-what-857340.html"><text:span text:style-name="Internet_20_link"><text:span text:style-name="T3">http://www.mombu.com/programming/programming/t-personal-rexx-quercus-or-what-857340.html</text:span></text:span></text:a></text:p>
      <text:p text:style-name="P2"/>
      <text:p text:style-name="P2"/>
      <text:h text:style-name="Heading_20_2" text:outline-level="2"><text:span text:style-name="Strong_20_Emphasis"><text:span text:style-name="T6">1</text:span></text:span> 12th June 15:45 </text:h>
      <text:p text:style-name="P3">lurfysma </text:p>
      <text:p text:style-name="P4">External User</text:p>
      <text:p text:style-name="P2"/>
      <text:p text:style-name="Standard"><text:span text:style-name="T5">I have been running Personal Rexx for many years. We are about to buy<text:line-break/>new computers and upgrade to Win XP. Is there a better version of Rexx<text:line-break/>for Windows that I might want to consider getting?<text:line-break/><text:line-break/>I would like something that is supported. I am not looking for<text:line-break/>something for free.<text:line-break/><text:line-break/>I would like something that supports at least a few of the Windows UI<text:line-break/>features lile combo boxes and pop-up windows.<text:line-break/><text:line-break/>Is there a version that support even some primitive database<text:line-break/>functions?<text:line-break/><text:line-break/><text:line-break/>I found a few searching:<text:line-break/><text:line-break/></text:span><text:a xlink:type="simple" xlink:href="http://www.borg.com/~jglatt/rexx/win32/rxusrw32.htm" office:target-frame-name="_blank" xlink:show="new"><text:span text:style-name="Internet_20_link"><text:span text:style-name="T3">http://www.borg.com/~jglatt/rexx/win32/rxusrw32.htm</text:span></text:span></text:a><text:span text:style-name="T5"><text:line-break/><text:line-break/>Reginald Rexx. Appears to be free. How well is it supported?<text:line-break/><text:line-break/></text:span><text:a xlink:type="simple" xlink:href="http://www-306.ibm.com/software/awdtools/obj-rexx/windows/index.html" office:target-frame-name="_blank" xlink:show="new"><text:span text:style-name="Internet_20_link"><text:span text:style-name="T3">http://www-306.ibm.com/software/awdt...ows/index.html</text:span></text:span></text:a><text:span text:style-name="T5"><text:line-break/><text:line-break/>IBM offers Object Rexx for Windows. I couldn't find a price.<text:line-break/><text:line-break/></text:span><text:a xlink:type="simple" xlink:href="http://www.kilowattsoftware.com/r4Page.htm" office:target-frame-name="_blank" xlink:show="new"><text:span text:style-name="Internet_20_link"><text:span text:style-name="T3">http://www.kilowattsoftware.com/r4Page.htm</text:span></text:span></text:a><text:span text:style-name="T5"><text:line-break/><text:line-break/>Rexx 4.00. Appears to be free.<text:line-break/><text:line-break/>Any others?<text:line-break/><text:line-break/></text:span></text:p>
      <text:h text:style-name="Heading_20_2" text:outline-level="2"><text:span text:style-name="Strong_20_Emphasis"><text:span text:style-name="T6">2</text:span></text:span> 12th June 15:45 </text:h>
      <text:p text:style-name="P3">michael lueck </text:p>
      <text:p text:style-name="P4">External User</text:p>
      <text:p text:style-name="P1"/>
      <text:p text:style-name="Standard"><text:span text:style-name="T5">Maybe due to that product being open sourced. Try looking over at: </text:span><text:a xlink:type="simple" xlink:href="http://www.oorexx.org/" office:target-frame-name="_blank" xlink:show="new"><text:span text:style-name="Internet_20_link"><text:span text:style-name="T3">http://www.oorexx.org/</text:span></text:span></text:a><text:span text:style-name="T5"><text:line-break/><text:line-break/>ooRexx, as did its predecessor Object Rexx, has GUI capabilities in the Windows version. It is called OODialog.<text:line-break/><text:line-break/>For connections to databases, I use Mark Hessling's RexxSQL, found here: </text:span><text:a xlink:type="simple" xlink:href="http://rexxsql.sourceforge.net/index.html" office:target-frame-name="_blank" xlink:show="new"><text:span text:style-name="Internet_20_link"><text:span text:style-name="T3">http://rexxsql.sourceforge.net/index.html</text:span></text:span></text:a><text:span text:style-name="T5"><text:line-break/><text:line-break/>I use RexxSQL only via the ORexxSQL class library. Second to the last line on that page (above) has a link to the ORexxSQL class library.<text:line-break/><text:line-break/></text:span><text:span text:style-name="T6">-- <text:line-break/>Michael Lueck<text:line-break/>Lueck Data Systems<text:line-break/></text:span><text:a xlink:type="simple" xlink:href="http://www.lueckdatasystems.com/" office:target-frame-name="_blank" xlink:show="new"><text:span text:style-name="Internet_20_link"><text:span text:style-name="T2">http://www.lueckdatasystems.com/</text:span></text:span></text:a></text:p>
      <text:p text:style-name="P1"/>
      <text:h text:style-name="Heading_20_2" text:outline-level="2"><text:span text:style-name="Strong_20_Emphasis"><text:span text:style-name="T7">3</text:span></text:span> 12th June 15:46 </text:h>
      <text:p text:style-name="P6">lurfysma </text:p>
      <text:p text:style-name="P4">External User</text:p>
      <text:p text:style-name="P7">Is ooRexx now the foremost Rexx offering?<text:line-break/><text:line-break/>How does it compare to Regina Rexx and Reginald Rexx?<text:line-break/><text:soft-page-break/><text:line-break/>After reading through the information on the various websites, it<text:line-break/>appears that ooRexx is a much more active development effort.<text:line-break/><text:line-break/></text:p>
      <text:h text:style-name="Heading_20_2" text:outline-level="2"><text:span text:style-name="Strong_20_Emphasis"><text:span text:style-name="T5">4</text:span></text:span><text:span text:style-name="T1"> 12th June 15:46 </text:span></text:h>
      <text:p text:style-name="P2">mark miesfeld </text:p>
      <text:p text:style-name="P5">External User</text:p>
      <text:p text:style-name="P5"/>
      <text:p text:style-name="Standard"><text:span text:style-name="T5">I don't know about foremost, but I think at this point it is a top choice. <text:line-break/><text:line-break/><text:line-break/>Regina Rexx is rock solid of course, but I think for a GUI interface<text:line-break/>ooRexx's OODialog is better. I haven't used Reginald. <text:line-break/><text:line-break/>ooRexx is being actively developed and I think the prospects look good<text:line-break/>down the road. I also think the support for ooRexx has been improving<text:line-break/>quite a bit for the last year and is pretty good right now.<text:line-break/><text:line-break/></text:span><text:span text:style-name="T6">--<text:line-break/>Mark Miesfeld</text:span></text:p>
      <text:p text:style-name="P1"/>
      <text:h text:style-name="Heading_20_2" text:outline-level="2"><text:span text:style-name="Strong_20_Emphasis"><text:span text:style-name="T7">5</text:span></text:span> 12th June 15:46 </text:h>
      <text:p text:style-name="P6">lurfysma </text:p>
      <text:p text:style-name="P4">External User</text:p>
      <text:p text:style-name="P1"/>
      <text:p text:style-name="P7">On 30 Apr 2007 20:04:59 -0700, Mark Miesfeld &lt;miesfeld@gmail.com&gt;<text:line-break/><text:line-break/><text:line-break/>What about the editor / developer environment? I see that Regina uses<text:line-break/>THE, which is based on XEDIT, the VM/CMS editor I used so many years<text:line-break/>ago. I still think it's the best editor I've ever used.<text:line-break/><text:line-break/>What about the debugging tools? Reginald claims a GUI debugger a la<text:line-break/>VB. It looked to me like ooRexx just has the Trace command from classic Rexx. <text:line-break/><text:line-break/>I don't suppose there's a website that compares the leading<text:line-break/>offerings...<text:line-break/></text:p>
      <text:h text:style-name="Heading_20_2" text:outline-level="2"><text:span text:style-name="Strong_20_Emphasis"><text:span text:style-name="T5">6</text:span></text:span><text:span text:style-name="T1"> 12th June 15:46 </text:span></text:h>
      <text:p text:style-name="P2">jeff glatt </text:p>
      <text:p text:style-name="P5">External User</text:p>
      <text:p text:style-name="P1"/>
      <text:p text:style-name="Standard"><text:span text:style-name="T5">As the developer/maintainer of Reginald and all its tools, I can assure you<text:line-break/>that its development is very active. Right now, I'm working on multi-threaded<text:line-break/>support (ie, a REXX script will be able to run multiple "REXX threads". This<text:line-break/>will be very useful on multi-core processors).<text:line-break/><text:line-break/>Reginald has a full-fledged IDE called "REXX Programmer Center" (ie, RPC). This<text:line-break/>is more than just an editor. Of course, it does offer a fully customizable<text:line-break/>editor. (ie, You can change key assignments for all its commands, reconfigure<text:line-break/>the icons in the toolbar, edit multiple source files in tabbed windows, edit<text:line-break/>text via the mouse, dock/undock windows, etc).<text:line-break/><text:line-break/>RPC also has a built-in debugger. You can set breakpoints by clicking on your<text:line-break/>source lines, step through the code, and see the results displayed in the<text:line-break/>debugger "results window", watch variables (mark certain variables so that the<text:line-break/>debugger breaks when the value changes), examine the "memory" of various REXX<text:line-break/>variables in the "variables window" (which automatically updates when the<text:line-break/>values of any of those variables change), etc.<text:line-break/><text:line-break/>But that's not all. Reginald is geared for programmers who wish to make<text:line-break/>software that has a modern windows UI. Because of that, RPC has a fully<text:line-break/>featured dialog editor built into it. You can create your windows/dialogs just<text:line-break/>by dragging/dropping the desired controls onto your own "window template",<text:line-break/>positioning/sizing them with the mouse. Reginald supports all of the Windows<text:line-break/>controls from push buttons to listviews to calendars, etc. And RPC creates a<text:line-break/></text:span><text:soft-page-break/><text:span text:style-name="T5">skeleton REXX script for you containing all the code to create/display/operate<text:line-break/>that window and its controls. Just run the script, and your user interface will<text:line-break/>pop up.<text:line-break/><text:line-break/>But the real time saver is how RPC assists you in easily adding REXX<text:line-break/>instructions to handle any event for any control. For example, let's say you<text:line-break/>want to handle the "CLICK" event for one of the push buttons in your window.<text:line-break/>(This event happens when the user clicks on the button). Just click on that<text:line-break/>push button control in your window template to bring up the Properties dialog<text:line-break/>for that control. In the "Events" listbox, you'll see all the events you can<text:line-break/>handle for a push button. Double-click on the "CLICK" event, and RPC will add a<text:line-break/>function in your REXX script that is automatically called whenever the user<text:line-break/>clicks on that push button. You simply add your own instructions (to that new<text:line-break/>function) to handle that event. This is how you add instructions to any event<text:line-break/>for any control. It's similiar to how you work with adding code to handle<text:line-break/>control events in Microsoft IDEs from Visual C++ to VB NET.<text:line-break/><text:line-break/>You may also need to make menus, so of course, RPC has a built-in graphical<text:line-break/>menu editor. Build up your menu by clicking on an actual menubar template to<text:line-break/>add new items to it. And attach your menu to your window just by bringing up<text:line-break/>the Properties dialog for your window, and picking out the desired menu in the<text:line-break/>dropdown list. Adding your own instructions to handle the user selecting a menu<text:line-break/>item is just as easy as with a control. Just click on the desired menu item to<text:line-break/>bring up its Properties dialog. Again, it's all meant to mimic the easy<text:line-break/>GUI-building capabilities of MS IDEs.<text:line-break/><text:line-break/>You sometimes may want your own custom icons/bitmaps for controls. So, RPC has<text:line-break/>a built-in icon/bitmap editor to graphically create your own images. And you<text:line-break/>can easily assign those images to be displayed by controls. For example, click<text:line-break/>on a particular button to bring up its Properties dialog. Pick out the desired<text:line-break/>image from the dropdown list. RPC will modify your script so that image is<text:line-break/>displayed in the button when you run the script.<text:line-break/><text:line-break/>In other words, RPC has all of the built-in tools to graphically create your<text:line-break/>UI, and RPC has the smarts to write out a REXX script to create/display/operate<text:line-break/>that UI, and assist you in adding your own code to handle control/menu events.<text:line-break/><text:line-break/>But that's not all. I'm a stickler for good documentation. RPC has a "help<text:line-break/>window" that lists all of the online help books. There over a dozen help books<text:line-break/>that cover the REXX language itself, how RPC's builtin dialog/menu/image<text:line-break/>editors work, details on all of the properties for each control and their<text:line-break/>events, and books for all of the various add-on DLLs available for Reginald.<text:line-break/>You can browse the tree listing of books, reading the various pages of each one<text:line-break/>in RPC's help window. You can even add your own books to this help window.<text:line-break/><text:line-break/>And all of this online help is fully integrated. For example, let's say you're<text:line-break/>coding a REXX line as so:<text:line-break/><text:line-break/>data = LINEIN(...<text:line-break/><text:line-break/>You forgot the details of the LINEIN function. Just highlight the word LINEIN<text:line-break/>in the text editor and press the F1 key. RPC will present all the information<text:line-break/>about the LINEIN builtin function, in its help window.<text:line-break/><text:line-break/>What Reginald and its tools seek to provide, is a real IDE comparable to the<text:line-break/>quality of MS dev tools.<text:line-break/><text:line-break/>======================================<text:line-break/><text:line-break/>Now as for a comparison to Object REXX. IBM's version of Object REXX did have a<text:line-break/>built-in dialog editor. But, it didn't support many of the newer windows<text:line-break/>controls, such as listviews, calendars, etc. And it didn't support many of the<text:line-break/>new features MS subsequently added to older controls, such as drag list boxes,<text:line-break/>and lots of the newer properties of controls. Unlike RPC, the dialog editor did<text:line-break/>not assist you in adding REXX instructions to handle any of the events for that<text:line-break/>control, nor initializing the state of those controls. You had to do that by<text:line-break/>hand. Object REXX had no menu/image editors.<text:line-break/><text:line-break/>When IBM open-sourced Object REXX, it had a licensing problem with its IDE. So<text:line-break/>you no longer get that dialog editor with ooREXX. You can still run scripts<text:line-break/>that contain instructions to create a UI, and they will create that UI. (This<text:line-break/>is what is meant when someone says it still supports ooDialog). But if you want<text:line-break/>to create your own UI, you don't do it from a dialog editor. You have to<text:line-break/>manually write those REXX instructions to create the UI yourself.<text:line-break/><text:line-break/>As far as the debugger, ooREXX is pretty much the standard trace output. Its<text:line-break/></text:span><text:soft-page-break/><text:span text:style-name="T5">IDE allowed you to set breakpoints though, unlike with just a standalone REXX<text:line-break/>interpreter. And it allowed you to enter variable names whose values would be<text:line-break/>displayed. But again, I'm not sure if there's an editor for ooREXX that<text:line-break/>supports this any more.<text:line-break/><text:line-break/>It didn't have the online help that RPC has. Nor did its IDE have as much<text:line-break/>configuration options.<text:line-break/><text:line-break/>Both interpreters support COM. (But in different ways. Reginald deliberately<text:line-break/>chooses a method that is very similiar to Visual BASIC so that you can more<text:line-break/>easily apply any VB example code to Reginald). Both interpreters support<text:line-break/>calling functions in DLL's not designed specifically for REXX. (But I think<text:line-break/>Reginald's FUNCDEF feature is a lot more streamlined and easier than the method<text:line-break/>ooREXX uses).<text:line-break/><text:line-break/>Reginald supports some of the non-standard features of ooREXX such as the USE<text:line-break/>ARG, RAISE, and DO OVER statements, and "tail expressions". Reginald also<text:line-break/>offers some Net REXX features that ooREXX doesn't such as the CATCH and FINALLY<text:line-break/>statements (ie, real, structured exception handling) and the SELECT shortcut.<text:line-break/>Reginald supports its own version of "REXX objects". (They are simpler than<text:line-break/>ooREXX, and don't support some things like multiple inheritance. But they are<text:line-break/>also a bit easier to create. There are no special instructions/definitions for<text:line-break/>objects. In Reginald, you simply put each object into its own script). Reginald<text:line-break/>has a whole bunch of other, proprietary features, such as a SORT instruction. a<text:line-break/>plethora of built-in functions to list/move/delete files/directories, the<text:line-break/>option to make comparisons case-insensitive, macro DLLs (ie, pack up a group of<text:line-break/>scripts into a DLL), an advanced INTERPRET instruction, etc. This is all<text:line-break/>documented in the online help.<text:line-break/><text:line-break/>Since all of this stuff is freely available, the best thing to do is just try<text:line-break/>it out for yourself to see if it suits your needs. You have nothing to lose.<text:line-break/>Get downloads from:<text:line-break/><text:line-break/></text:span><text:a xlink:type="simple" xlink:href="http://users.adelphia.net/~jgglatt/rexx/rexxuser.htm" office:target-frame-name="_blank" xlink:show="new"><text:span text:style-name="Internet_20_link"><text:span text:style-name="T3">http://users.adelphia.net/~jgglatt/rexx/rexxuser.htm</text:span></text:span></text:a><text:span text:style-name="T5"><text:line-break/><text:line-break/>And for more information, visit the Reginald forum at:<text:line-break/><text:line-break/></text:span><text:a xlink:type="simple" xlink:href="http://nnnn.3322.org/?a=f&amp;b=1" office:target-frame-name="_blank" xlink:show="new"><text:span text:style-name="Internet_20_link"><text:span text:style-name="T3">http://nnnn.3322.org/?a=f&amp;b=1</text:span></text:span></text:a><text:span text:style-name="T5"><text:line-break/><text:line-break/>In particular, read my message "For the Reginald newbie".</text:span></text:p>
      <text:p text:style-name="P1"/>
      <text:h text:style-name="Heading_20_2" text:outline-level="2"><text:span text:style-name="Strong_20_Emphasis"><text:span text:style-name="T7">7</text:span></text:span> 12th June 15:46 </text:h>
      <text:p text:style-name="P6">lurfysma </text:p>
      <text:p text:style-name="P4">External User</text:p>
      <text:p text:style-name="P1"/>
      <text:p text:style-name="P7">Wow. That is impressive.<text:line-break/><text:line-break/>And all this is free? I didn't a price anywhere, but I also didn't see<text:line-break/>anything saying that it is free.<text:line-break/></text:p>
      <text:h text:style-name="Heading_20_2" text:outline-level="2"><text:span text:style-name="Strong_20_Emphasis"><text:span text:style-name="T5">8</text:span></text:span><text:span text:style-name="T1"> 12th June 15:46 </text:span></text:h>
      <text:p text:style-name="P2">jeff glatt </text:p>
      <text:p text:style-name="P5">External User</text:p>
      <text:p text:style-name="P5"/>
      <text:p text:style-name="P3">All free.</text:p>
      <text:p text:style-name="P5"/>
      <text:h text:style-name="Heading_20_2" text:outline-level="2"><text:span text:style-name="Strong_20_Emphasis"><text:span text:style-name="T7">9</text:span></text:span> 12th June 15:46 </text:h>
      <text:p text:style-name="P6">alessandro brezzi </text:p>
      <text:p text:style-name="P4">External User</text:p>
      <text:p text:style-name="P5"/>
      <text:p text:style-name="Standard"><text:span text:style-name="T8">Hi,<text:line-break/><text:line-break/><text:line-break/>I want to add some point:<text:line-break/>1. ooRexx is multithread from long ago (almost IBM oRexx 3.0)<text:line-break/>2. ooRexx support Windows Scripting, so you can find many example at<text:line-break/>MicroSoft site<text:line-break/></text:span><text:soft-page-break/><text:span text:style-name="T8">3. ooRexx script, object and classic, run on Windows and Linux - AIX<text:line-break/>(I've done many cross platform projects)<text:line-break/>4. IBM oRexx (Windows only) contain a WorkPlace, IDE for developping /<text:line-break/>debugging, also the GUI part<text:line-break/>5. ooRexx in Windows can manipulate OLE object; I've used it to create<text:line-break/>and format EXCEL objects<text:line-break/><text:line-break/>After some initial effort, I've loved the object part of oRexx, and I<text:line-break/>stay with ooRexx for my projects.<text:line-break/><text:line-break/></text:span><text:span text:style-name="T7">HTH<text:line-break/><text:line-break/>Alessandro</text:span></text:p>
      <text:p text:style-name="P5"/>
      <text:h text:style-name="Heading_20_2" text:outline-level="2"><text:span text:style-name="Strong_20_Emphasis"><text:span text:style-name="T6">10</text:span></text:span> 12th June 15:46 </text:h>
      <text:p text:style-name="P3">lurfysma </text:p>
      <text:p text:style-name="P4">External User</text:p>
      <text:p text:style-name="P4"/>
      <text:p text:style-name="P2">How is this possible? Are you the heir to some oil fortune or the<text:line-break/>crown jewels? Did you win the lottery? This has to have been more than<text:line-break/>a full time job.</text:p>
      <text:p text:style-name="P2"/>
      <text:h text:style-name="Heading_20_2" text:outline-level="2"><text:span text:style-name="Strong_20_Emphasis"><text:span text:style-name="T8">11</text:span></text:span><text:span text:style-name="T1"> 14th June 03:19 </text:span></text:h>
      <text:p text:style-name="P7">shmuel (seymour j.) metz </text:p>
      <text:p text:style-name="P5">External User</text:p>
      <text:p text:style-name="P2"/>
      <text:p text:style-name="Standard"><text:span text:style-name="T8">In &lt;hslc33lu116ntvlm2todk4q0l583gbs79l@4ax.com&gt;, on 04/30/2007<text:line-break/>at 02:09 PM, LurfysMa &lt;invalid@invalid.invalid&gt; said:<text:line-break/><text:line-break/><text:line-break/>Sometimes free software has excellent support. It's worth looking at<text:line-break/>Opensource Object REXX (OOREXX) and at Regina. OTOH, if you insist on<text:line-break/>a chargeable product my experience with Personal REXX, way back when,<text:line-break/>was good.<text:line-break/><text:line-break/>I wouldn't touch it due to compatibility issues; YMMV.<text:line-break/><text:line-break/>-- <text:line-break/>Shmuel (Seymour J.) </text:span><text:span text:style-name="T7">Metz, SysProg and JOAT </text:span><text:a xlink:type="simple" xlink:href="http://patriot.net/~shmuel"><text:span text:style-name="Internet_20_link"><text:span text:style-name="T2">http://patriot.net/~shmuel</text:span></text:span></text:a></text:p>
      <text:p text:style-name="P6"/>
      <text:h text:style-name="Heading_20_2" text:outline-level="2"><text:span text:style-name="Strong_20_Emphasis"><text:span text:style-name="T6">12</text:span></text:span> 14th June 03:19 </text:h>
      <text:p text:style-name="P3">lurfysma </text:p>
      <text:p text:style-name="P4">External User</text:p>
      <text:p text:style-name="P1"/>
      <text:p text:style-name="P2">I don't *insist* on paying ;-) I was just trying to make clear that I<text:line-break/>was *willing* to pay. <text:line-break/><text:line-break/><text:line-break/>What type of compatibility and with what?<text:line-break/><text:line-break/>If the IDE is as good as it claims to be, that is a huge development<text:line-break/>advantage. I love Rexx because of the ease of knocking out a quick<text:line-break/>little routine without much overhead, but the development tools have<text:line-break/>been meager. Once you get past a few hundred lines of code, better<text:line-break/>development tools are a real plus. <text:line-break/><text:line-break/>I'd pay for Reginald just for the context-sensitive help and dynamic<text:line-break/>syntax help. Just being able to see the syntax for POS() would<text:line-break/>probably save me one day a year. I can never remember if it's<text:line-break/>pos(needle,haystack) or pos(haystack,needle). ;-)</text:p>
      <text:p text:style-name="P1"/>
      <text:h text:style-name="Heading_20_2" text:outline-level="2"><text:span text:style-name="Strong_20_Emphasis"><text:span text:style-name="T8">13</text:span></text:span><text:span text:style-name="T1"> 14th June 03:19 </text:span></text:h>
      <text:p text:style-name="P7">mark miesfeld </text:p>
      <text:p text:style-name="P5">External User</text:p>
      <text:p text:style-name="Standard"><text:soft-page-break/><text:span text:style-name="T8">This seems to be a prevalent myth.<text:line-break/><text:line-break/>While it is true the IBM Object REXX IDE was not open sourced, it is<text:line-break/>untrue that you have to manually write REXX instructions to create the<text:line-break/>UI when using ooDialog.<text:line-break/><text:line-break/>ooDialog supports using a resource script file (*.rc), using a<text:line-break/>compiled resource in a DLL, or dynamically coding the instructions for<text:line-break/>the UI. That hasn't changed.<text:line-break/><text:line-break/>You can use *any* available Windows resource editor and / or resource<text:line-break/>compiler to create a resource script or a DLL to use with ooDialog.<text:line-break/>There are a number of good, free resource editors available. And,<text:line-break/>there are a number of very good, inexpensive resource editors<text:line-break/>available.<text:line-break/><text:line-break/>Coding a UI by hand is tedious, I would always use a resource editor.<text:line-break/>There is no reason to code an ooDialog UI by hand, unless you simply<text:line-break/>want to.<text:line-break/><text:line-break/></text:span><text:span text:style-name="T7">--<text:line-break/>Mark Miesfeld</text:span></text:p>
      <text:p text:style-name="P1"/>
      <text:h text:style-name="Heading_20_2" text:outline-level="2"><text:span text:style-name="Strong_20_Emphasis"><text:span text:style-name="T5">14</text:span></text:span><text:span text:style-name="T1"> 14th June 03:19 </text:span></text:h>
      <text:p text:style-name="P2">shmuel (seymour j.) metz </text:p>
      <text:p text:style-name="P4">External User</text:p>
      <text:p text:style-name="Standard"/>
      <text:p text:style-name="P2">In &lt;iale33d9a9amft6he2bbchs1jap5auqpq6@4ax.com&gt;, on 05/01/2007<text:line-break/>at 08:07 AM, LurfysMa &lt;invalid@invalid.invalid&gt; said:<text:line-break/><text:line-break/>There have been discussions here in the past where the author made<text:line-break/>clear that he is not concerned with compatibility. Since my interest<text:line-break/>in REXX as a cross-platform tool, that was a red flag.<text:line-break/><text:line-break/><text:line-break/>Try it and see. If you don't need to move your code to other platforms<text:line-break/>then it might be a viable option.<text:line-break/><text:line-break/><text:line-break/>Yeah, I have that problem with Perl.<text:line-break/><text:line-break/>I find viewing the manual to be all that I need for that. Doesn't<text:line-break/>windoze have a facility comparable to the OS/2 HELP and VIEW commands?</text:p>
      <text:p text:style-name="P2"/>
      <text:h text:style-name="Heading_20_2" text:outline-level="2"><text:span text:style-name="Strong_20_Emphasis"><text:span text:style-name="T7">15</text:span></text:span> 21st June 09:20 </text:h>
      <text:p text:style-name="P6">lurfysma </text:p>
      <text:p text:style-name="P4">External User</text:p>
      <text:p text:style-name="P1"/>
      <text:p text:style-name="P7">My use of Rexx would be Windows only and mostly for personal use.<text:line-break/>Unlikely that anyone else would ever use any of my execs and highl;y<text:line-break/>unlikely that I would need to run them on another platform. <text:line-break/><text:line-break/><text:line-break/>Why view the manual when the syntax pops up as I write the code? I am<text:line-break/>always looking up the options for even the most common functions.</text:p>
      <text:p text:style-name="P7"/>
      <text:h text:style-name="Heading_20_2" text:outline-level="2"><text:span text:style-name="Strong_20_Emphasis"><text:span text:style-name="T5">16</text:span></text:span><text:span text:style-name="T1"> 21st June 09:20 </text:span></text:h>
      <text:p text:style-name="P2">jeff glatt </text:p>
      <text:p text:style-name="P5">External User</text:p>
      <text:p text:style-name="P1"/>
      <text:p text:style-name="P2">No, I don't mean that the interpreter itself is multi-threaded. I mean that a<text:line-break/>REXX script can say "these here REXX instructions constitute their own thread",<text:line-break/>and then have means to control communication between "REXX threads" and safely<text:line-break/>access shared resources.<text:line-break/><text:line-break/><text:line-break/>In fact, a lot of the COM example scripts that are on Reginald's example<text:line-break/><text:soft-page-break/>scripts page where taken from Microsoft's Windows Scripting site, and<text:line-break/>translated for use with Reginald. It was easy to do, because as I said,<text:line-break/>Reginald's COM features are deliberately modeled after VBscript. So any<text:line-break/>VBscript should be easily translated for use with Reginald. The online<text:line-break/>documentation even explains how to do this translation.<text:line-break/><text:line-break/>The OP is interested in Windows only.<text:line-break/><text:line-break/>Nevertheless, Reginald is being ported to Ubuntu (Linux).<text:line-break/><text:line-break/><text:line-break/>That's not being sold any more.<text:line-break/><text:line-break/><text:line-break/>So can Reginald.<text:line-break/><text:line-break/><text:line-break/>That's fine. It's free, and if you like it, so be it.<text:line-break/><text:line-break/>Reginald is also free for someone to try and see if he likes it.</text:p>
      <text:p text:style-name="P1"/>
      <text:h text:style-name="Heading_20_2" text:outline-level="2"><text:span text:style-name="Strong_20_Emphasis"><text:span text:style-name="T8">17</text:span></text:span><text:span text:style-name="T1"> 21st June 09:20 </text:span></text:h>
      <text:p text:style-name="P7">jeff glatt </text:p>
      <text:p text:style-name="P5">External User</text:p>
      <text:p text:style-name="P5"> </text:p>
      <text:p text:style-name="P7">Then you have no need to even consider the FUD of other people who would rather<text:line-break/>tell you what they think you should want and need, in complete disregard for<text:line-break/>what you actually want and need.<text:line-break/><text:line-break/>The whole reason Reginald got undertaken was because the current REXX offerings<text:line-break/>weren't what _I_ wanted and needed, and I felt that I'd satisfy my needs/wants<text:line-break/>faster and easier by taking on development of an interpreter and its tools<text:line-break/>myself. Now that it has been some years since that decision, and much work has<text:line-break/>been done, I can _definitely_ say that it was the right choice, and the people<text:line-break/>currently using Reginald agree, as you'll see from Reginald's forum.<text:line-break/><text:line-break/><text:line-break/>Absolutely.<text:line-break/><text:line-break/>The people who are using Reginald are folks who very much share my philosophy<text:line-break/>of what a development environment, and language, should be. When you read my<text:line-break/>descriptions of these tools, you should get a clear idea of what my own<text:line-break/>priorities and interests are. I'm rather frank about what I like and dislike,<text:line-break/>and how I feel about certain support. (Plus, I do keep Reginald's user base<text:line-break/>well-informed of all future plans/development. They always know what I'm<text:line-break/>working on at the moment. And I routinely solicit direct feedback from them via<text:line-break/>the Reginald forum). So it's not as if anyone who chooses Reginald does so<text:line-break/>without knowing exactly what its priorities and design goals are. If those<text:line-break/>sound appealing to you, then by all means, try it out. It's free, so you've got<text:line-break/>nothing to lose. And although Reginald and all its add-ons constitute a<text:line-break/>significant bit of support to evaluate, I think that you'll rather quickly<text:line-break/>discover whether you like it or not, because it is very much different than all<text:line-break/>the other REXX choices currently out there, and it has a very obvious slant.<text:line-break/>(ie, If you don't like IDEs, then Reginald may not be for you. If you're<text:line-break/>strictly a command line type of guy, then there are other choices).<text:line-break/><text:line-break/><text:line-break/>I absolutely agree that online help that is tied to the editor, and easily<text:line-break/>broweable from the IDE, is an important feature. If that's the way you feel,<text:line-break/>you should discount the advice of someone who doesn't consider that to be<text:line-break/>important. You have every right to want/need that which you do, and avoid<text:line-break/>listening to people who seek to implicitly tell you "all that you need" based<text:line-break/>upon their own wants/needs.</text:p>
      <text:p text:style-name="P1"/>
      <text:h text:style-name="Heading_20_2" text:outline-level="2"><text:span text:style-name="Strong_20_Emphasis"><text:span text:style-name="T5">18</text:span></text:span><text:span text:style-name="T1"> 21st June 09:20 </text:span></text:h>
      <text:p text:style-name="P2">jeff glatt </text:p>
      <text:p text:style-name="P5">External User</text:p>
      <text:p text:style-name="P1"/>
      <text:p text:style-name="P1"/>
      <text:p text:style-name="P2"><text:soft-page-break/>Well, Reginald and all its support wasn't done overnight. I've been working on<text:line-break/>this for numerous years now. When I first started, all I had was the Reginald<text:line-break/>interpreter. I was using Notepad to write scripts. And the "debugger" for<text:line-break/>Reginald was a rather simple graphical window that didn't have nearly the<text:line-break/>features that the current IDE has.<text:line-break/><text:line-break/>Then I worked on the IDE, with an integrated debugger, and released that. Some<text:line-break/><text:line-break/>Then I added the UI-builder, and a new gui add-on.<text:line-break/><text:line-break/>And there have been lots of other add-ons that were released over the course of<text:line-break/>time.<text:line-break/><text:line-break/>There is more support that is being worked on, but hasn't been finished yet,<text:line-break/>such as the mult-threaded support. (I'm also toying with the idea of making a<text:line-break/>real REXX compiler -- to turn a REXX script into a real executable. Currently,<text:line-break/>Reginald's method of packing REXX scripts into EXE or DLL is not a real<text:line-break/>compilation).<text:line-break/><text:line-break/>So, given the long time frame in which this has been accomplished, it may not<text:line-break/>be as daunting a task as it appears to be for someone just looking at Reginald today. <text:line-break/><text:line-break/><text:line-break/>I'm a workaholic. I also happen to be a pretty fast coder. Those two things<text:line-break/>help make things happen at a good pace.<text:line-break/><text:line-break/>Yes, Reginald represents a significant investment of programming time. As<text:line-break/>you'll learn from the Reginald forum, no current user of Reginald in any way<text:line-break/>feels as if they've chosen a tool that limits them, or is less actively<text:line-break/>developed, than any other REXX choice out there.</text:p>
      <text:p text:style-name="P1"/>
      <text:h text:style-name="Heading_20_2" text:outline-level="2"><text:span text:style-name="Strong_20_Emphasis"><text:span text:style-name="T8">19</text:span></text:span><text:span text:style-name="T1"> 21st June 09:20 </text:span></text:h>
      <text:p text:style-name="P7">jeff glatt </text:p>
      <text:p text:style-name="P5">External User</text:p>
      <text:p text:style-name="P1"/>
      <text:p text:style-name="P7">Interesting. Do you have an example of using Microsoft's Visual C++ dialog<text:line-break/>editor?<text:line-break/><text:line-break/>What happens if the dialog template contains something like a listview? Or,<text:line-break/>contains a newer property for a standard control, such as a push button's<text:line-break/>BS_PUSHLIKE style?<text:line-break/><text:line-break/>How does it allow handling newer events from controls, and newer messages, such<text:line-break/>as a combobox's CB_SETCUEBANNER?<text:line-break/><text:line-break/>What about all of the #defines and #includes that are typically found in an .rc<text:line-break/>file? Does it ignore those? (Or do you really mean that ooRexx uses a .res<text:line-break/>format -- ie, the compiled version of a .rc file? I'm thinking that it would<text:line-break/>have to be the latter, because an .RC file too much mimics a C header file).</text:p>
      <text:p text:style-name="P1"/>
      <text:h text:style-name="Heading_20_2" text:outline-level="2"><text:span text:style-name="Strong_20_Emphasis"><text:span text:style-name="T8">23</text:span></text:span><text:span text:style-name="T1"> 21st June 09:22 </text:span></text:h>
      <text:p text:style-name="P7">jeff glatt </text:p>
      <text:p text:style-name="P5">External User</text:p>
      <text:p text:style-name="P1"/>
      <text:p text:style-name="P7">I'm afraid that I have no plans for BSD. It's going to be plenty work for me<text:line-break/>just to get it for Ubuntu, while still working on Win32 support. In fact, I<text:line-break/>really want to target a specific version of Linux (Ubuntu) so I can take<text:line-break/>advantage of any particular amenities it offers beyond other distros. The<text:line-break/>latest version of Ubuntu is the first version of Linux that has met at least my<text:line-break/>minimum standards for what I would use and develop for, so that's why I'm<text:line-break/>proceeding, and targetting that.<text:line-break/><text:line-break/>Right now, the only thing remotely close to porting is the interpreter itself.<text:line-break/>The IDE and GUI add-ons are a long way off.<text:line-break/><text:line-break/>Even there, if I do a GUI add-on for Linux, it won't be the same as the Win32<text:line-break/>GUI add-on. That's because the Win32 add-on closely integrates with Windows<text:line-break/>common controls. Those aren't available on Linux. Instead, I would be using<text:line-break/>GTK+ and would make something that closely integrates with that.<text:line-break/><text:soft-page-break/><text:line-break/>Of course, I think that it's imperative to be able to use glade3 to design a<text:line-break/>UI. I would never want to do it by hand. And therefore, there would need to be<text:line-break/>REXX support for libglade. I think that PyGTK is an example of how it should<text:line-break/>go.<text:line-break/><text:line-break/>that any finished, useable results are a long way off. (Months at a minimum).<text:line-break/>There are some other things on the ToDo list before any Linux dev</text:p>
      <text:p text:style-name="P1"/>
      <text:h text:style-name="Heading_20_2" text:outline-level="2"><text:span text:style-name="Strong_20_Emphasis"><text:span text:style-name="T8">27</text:span></text:span><text:span text:style-name="T1"> 6th August 06:27 </text:span></text:h>
      <text:p text:style-name="P7">mark miesfeld </text:p>
      <text:p text:style-name="P5">External User</text:p>
      <text:p text:style-name="P5"> </text:p>
      <text:p text:style-name="Standard"><text:span text:style-name="T8">These are all good questions. In general, ooDialog hasn't been<text:line-break/>updated for quite some time, so it doesn't support all the new<text:line-break/>controls, styles, and messages. It is starting to be updated now, but<text:line-break/>how much is done will depend on available time. <text:line-break/><text:line-break/><text:line-break/>ooDialog itself doesn't support all the new styles. <text:line-break/><text:line-break/>ooDialog itself doesn't support the newer events, messages, etc.. <text:line-break/><text:line-break/>No, I do mean a .rc file. ooDialog handles either a .rc file or a .rc<text:line-break/>file compiled into .res format. The compiled resource then needs to<text:line-break/>be linked into a DLL.<text:line-break/><text:line-break/>The current implementation handles #defines, only if they are in the<text:line-break/>same file. It doesn't handle #includes, but I think that will be<text:line-break/>fixed shortly.<text:line-break/><text:line-break/>I use ResourceBuilder and ooDialog handles the .rc files that<text:line-break/>ResourceBuilder generates. I hadn't tried with Microsoft's Visual<text:line-break/>Studio 2005 dialog editor until last night. And, you're implication<text:line-break/>is correct, ooDialog chokes on the .rc file produced. However, it<text:line-break/>took less than a minute to pull the dialog definition out into another<text:line-break/>file. Then ooDialog used that .rc file fine. I wouldn't be suprised<text:line-break/>if some of the current limitations were fixed in the next couple of<text:line-break/>months.<text:line-break/><text:line-break/></text:span><text:span text:style-name="T7">--<text:line-break/>Mark Miesfeld</text:span></text:p>
      <text:p text:style-name="P1"/>
      <text:h text:style-name="Heading_20_2" text:outline-level="2"><text:span text:style-name="Strong_20_Emphasis"><text:span text:style-name="T5">30</text:span></text:span><text:span text:style-name="T1"> 6th August 06:27 </text:span></text:h>
      <text:p text:style-name="P2">gerard schildberger </text:p>
      <text:p text:style-name="P5">External User</text:p>
      <text:p text:style-name="P1"/>
      <text:p text:style-name="P2">|&gt; Is ooRexx now the foremost Rexx offering?<text:line-break/><text:line-break/>| I don't know about foremost, but I think at this point it is a top | choice. <text:line-break/>|&gt; How does it compare to Regina Rexx and Reginald Rexx?<text:line-break/><text:line-break/>| Regina Rexx is rock solid of course, but I think for a GUI interface<text:line-break/>| ooRexx's OODialog is better. I haven't used Reginald.<text:line-break/><text:line-break/>I can't see where you say that REGINA is rock solid. I can't tell<text:line-break/>you the number of problems I've found (most problems I've sent in a<text:line-break/>bug report), and some of them haven't been worked on, let alone<text:line-break/>fixed. It doesn't seem that anyone seems to be working on REGINA<text:line-break/>to get the open problems fixed. When was the last time you saw an<text:line-break/>updated REGINA?<text:line-break/><text:line-break/>/*___________________________________Gerard S.*/ say 12345678912//2 <text:line-break/>|&gt; After reading through the information on the various websites, it<text:line-break/>|&gt; appears that ooRexx is a much more active development effort.<text:line-break/><text:line-break/>| ooRexx is being actively developed and I think the prospects look good<text:line-break/>| down the road. I also think the support for ooRexx has been improving<text:line-break/>| quite a bit for the last year and is pretty good right no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ff5501" style:text-underline-style="solid" style:text-underline-width="auto" style:text-underline-color="font-color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Faucher</meta:initial-creator>
    <meta:creation-date>2008-08-26T13:17:00</meta:creation-date>
    <dc:creator>JFaucher</dc:creator>
    <dc:date>2008-08-26T14:13:00</dc:date>
    <meta:editing-cycles>20</meta:editing-cycles>
    <meta:editing-duration>PT00H55M00S</meta:editing-duration>
    <meta:document-statistic meta:table-count="0" meta:image-count="0" meta:object-count="0" meta:page-count="9" meta:paragraph-count="92" meta:word-count="4169" meta:character-count="24310"/>
    <meta:generator>OpenOffice.org/3.2$Win32 OpenOffice.org_project/320m18$Build-9502</meta:generator>
  </office:meta>
</office:document-meta>
</file>